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428cm" fo:min-width="0.9cm"/>
    </style:style>
    <style:style style:name="gr3" style:family="graphic" style:parent-style-name="objectwithoutfill">
      <style:graphic-properties svg:stroke-color="#000000" draw:marker-start="" draw:marker-start-width="0.1cm" draw:marker-end="Arrow" draw:marker-end-width="0.15cm" draw:fill="none" draw:fill-color="#ffffff" draw:fill-image-width="0cm" draw:fill-image-height="0cm" draw:textarea-vertical-align="middle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 draw:fill-image-width="0cm" draw:fill-image-height="0cm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ommon">
        <draw:custom-shape draw:style-name="gr1" draw:text-style-name="P1" draw:layer="layout" svg:width="3cm" svg:height="2cm" svg:x="25.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9cm" svg:x="4.4cm" svg:y="9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25.7cm" svg:y1="5.5cm" svg:x2="28.5cm" svg:y2="5.5cm">
          <text:p/>
        </draw:line>
        <draw:custom-shape draw:style-name="gr4" draw:text-style-name="P1" draw:layer="layout" svg:width="3cm" svg:height="2cm" svg:x="13cm" svg:y="5cm">
          <text:p text:style-name="P3">Contex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2cm" svg:x="5cm" svg:y="2cm">
          <text:p text:style-name="P3">Symbol Table</text:p>
          <text:p text:style-name="P3"><text:span text:style-name="T1">(macros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cm" svg:height="2cm" svg:x="10cm" svg:y="2cm">
          <text:p text:style-name="P3">Conditional</text:p>
          <text:p text:style-name="P3">Scop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cm" svg:y1="7cm" svg:x2="11.5cm" svg:y2="4cm" draw:start-shape="id1" draw:end-shape="id2" draw:end-glue-point="2" svg:d="M9000 7000v-1500h2500v-1500" svg:viewBox="0 0 2501 3001">
          <text:p/>
        </draw:connector>
        <draw:custom-shape draw:style-name="gr4" draw:text-style-name="P1" xml:id="id1" draw:id="id1" draw:layer="layout" svg:width="3cm" svg:height="2cm" svg:x="7.5cm" svg:y="7cm">
          <text:p text:style-name="P3">Preprocesso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cm" svg:height="2cm" svg:x="1cm" svg:y="7cm">
          <text:p text:style-name="P3">Resource</text:p>
          <text:p text:style-name="P3">Manag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cm" svg:y1="7cm" svg:x2="6.5cm" svg:y2="4cm" draw:start-shape="id1" draw:start-glue-point="0" draw:end-shape="id3" draw:end-glue-point="2" svg:d="M9000 7000v-1500h-2500v-1500" svg:viewBox="0 0 2501 3001">
          <text:p/>
        </draw:connector>
        <draw:custom-shape draw:style-name="gr2" draw:text-style-name="P1" draw:layer="layout" svg:width="1.4cm" svg:height="1.9cm" svg:x="4.8cm" svg:y="10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4" draw:layer="layout" svg:x1="2.5cm" svg:y1="10.7cm" svg:x2="4.2cm" svg:y2="10.7cm">
          <text:p/>
        </draw:line>
        <draw:frame draw:style-name="gr6" draw:text-style-name="P5" draw:layer="layout" svg:width="0.917cm" svg:height="0.7cm" svg:x="3.1cm" svg:y="10cm">
          <draw:text-box>
            <text:p>1..*</text:p>
          </draw:text-box>
        </draw:frame>
        <draw:connector draw:style-name="gr5" draw:text-style-name="P4" draw:layer="layout" svg:x1="7.5cm" svg:y1="8cm" svg:x2="4cm" svg:y2="8cm" draw:start-shape="id1" draw:start-glue-point="3" draw:end-shape="id4" draw:end-glue-point="1" svg:d="M7500 8000h-3500" svg:viewBox="0 0 3501 1">
          <text:p/>
        </draw:connector>
        <draw:custom-shape draw:style-name="gr4" draw:text-style-name="P1" xml:id="id5" draw:id="id5" draw:layer="layout" svg:width="3cm" svg:height="2cm" svg:x="17cm" svg:y="7cm">
          <text:p text:style-name="P3">Pars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cm" svg:height="2cm" svg:x="17cm" svg:y="10cm">
          <text:p text:style-name="P3">Lexer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3cm" svg:height="2cm" svg:x="12cm" svg:y="10cm">
          <text:p text:style-name="P3">Scann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8.5cm" svg:y1="9cm" svg:x2="18.5cm" svg:y2="10cm" draw:start-shape="id5" draw:end-shape="id6" draw:end-glue-point="0" svg:d="M18500 9000v1000" svg:viewBox="0 0 1 1001">
          <text:p/>
        </draw:connector>
        <draw:connector draw:style-name="gr5" draw:text-style-name="P4" draw:layer="layout" svg:x1="17cm" svg:y1="11cm" svg:x2="15cm" svg:y2="11cm" draw:start-shape="id6" draw:start-glue-point="3" draw:end-shape="id7" draw:end-glue-point="1" svg:d="M17000 11000h-2000" svg:viewBox="0 0 2001 1">
          <text:p/>
        </draw:connector>
        <draw:connector draw:style-name="gr5" draw:text-style-name="P4" draw:layer="layout" svg:x1="10.5cm" svg:y1="8cm" svg:x2="17cm" svg:y2="8cm" draw:start-shape="id1" draw:end-shape="id5" draw:end-glue-point="3" svg:d="M10500 8000h6500" svg:viewBox="0 0 6501 1">
          <text:p/>
        </draw:connector>
        <draw:line draw:style-name="gr7" draw:text-style-name="P4" draw:layer="layout" svg:x1="14.5cm" svg:y1="8cm" svg:x2="14.5cm" svg:y2="7cm">
          <text:p/>
        </draw:line>
        <draw:line draw:style-name="gr7" draw:text-style-name="P4" draw:layer="layout" svg:x1="2.5cm" svg:y1="10.7cm" svg:x2="2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style:font-name="Cabin2" fo:font-family="Cabin" style:font-style-name="Regular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ommo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0:36:55.602574957</meta:creation-date>
    <meta:editing-duration>PT4H41S</meta:editing-duration>
    <meta:editing-cycles>5</meta:editing-cycles>
    <meta:generator>LibreOffice/5.1.6.2$Linux_X86_64 LibreOffice_project/10m0$Build-2</meta:generator>
    <dc:title>common</dc:title>
    <meta:initial-creator>Holger Machens</meta:initial-creator>
    <dc:date>2019-08-24T15:04:54.850083800</dc:date>
    <dc:creator>Holger Machens</dc:creator>
    <meta:document-statistic meta:object-count="22"/>
    <meta:template xlink:type="simple" xlink:actuate="onRequest" xlink:title="common" xlink:href="../../../../../../../.config/libreoffice/4/user/template/common.otg" meta:date="2017-11-04T10:36:55.075159325"/>
  </office:meta>
</office:document-meta>
</file>